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ourier" svg:font-family="Courier"/>
    <style:font-face style:name="Courier New" svg:font-family="Courier New"/>
    <style:font-face style:name="Menlo" svg:font-family="Menlo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Arial" fo:font-size="14.0pt"/>
    </style:style>
    <style:style style:name="P2" style:family="paragraph" style:parent-style-name="Standard">
      <style:text-properties style:font-name="Arial" fo:font-size="14.0pt" fo:color="#131313"/>
    </style:style>
    <style:style style:name="P3" style:family="paragraph" style:parent-style-name="Standard">
      <style:text-properties style:font-name="Arial" fo:font-size="14.0pt" fo:color="#3e1701"/>
    </style:style>
    <style:style style:name="P4" style:family="paragraph" style:parent-style-name="Standard">
      <style:text-properties style:font-name="Verdana" fo:font-size="14.0pt" fo:color="#252525"/>
    </style:style>
    <style:style style:name="P5" style:family="paragraph" style:parent-style-name="Standard">
      <style:text-properties style:font-name="Courier" fo:font-size="14.0pt"/>
    </style:style>
    <style:style style:name="P6" style:family="paragraph" style:parent-style-name="Standard">
      <style:paragraph-properties fo:margin-bottom="0.0417in" fo:margin-left="0.0417in" fo:text-align="justify" fo:text-indent="-0.0417in"/>
      <style:text-properties style:font-name="Verdana" fo:font-size="14.0pt" fo:color="#252525"/>
    </style:style>
    <style:style style:name="P7" style:family="paragraph" style:parent-style-name="Standard">
      <style:text-properties style:font-name="Menlo" fo:font-size="14.0pt" fo:color="#252525" fo:background-color="#eaeaea"/>
    </style:style>
    <style:style style:name="P8" style:family="paragraph" style:parent-style-name="Standard">
      <style:text-properties style:font-name="Courier" fo:font-size="12.0pt" fo:color="#0f7001" fo:background-color="#f9fff9"/>
    </style:style>
    <style:style style:name="P9" style:family="paragraph" style:parent-style-name="Standard">
      <style:text-properties style:font-name="Verdana" fo:font-size="15.0pt" fo:color="#252525"/>
    </style:style>
    <style:style style:name="P10" style:family="paragraph" style:parent-style-name="Standard">
      <style:paragraph-properties fo:margin-bottom="0.0417in" fo:margin-left="0.0417in" fo:text-align="justify" fo:text-indent="-0.0417in"/>
      <style:text-properties style:font-name="Verdana" fo:font-size="15.0pt" fo:color="#252525"/>
    </style:style>
    <style:style style:name="P11" style:family="paragraph" style:parent-style-name="Standard">
      <style:text-properties style:font-name="Courier" fo:font-size="13.0pt"/>
    </style:style>
    <style:style style:name="P12" style:family="paragraph" style:parent-style-name="Standard">
      <style:text-properties style:font-name="Courier" fo:font-size="16.0pt" fo:color="#131313"/>
    </style:style>
    <style:style style:name="P13" style:family="paragraph" style:parent-style-name="Standard">
      <style:text-properties style:font-name="Verdana" fo:font-size="13.0pt"/>
    </style:style>
    <style:style style:name="P14" style:family="paragraph" style:parent-style-name="Standard">
      <style:text-properties style:font-name="Courier New" fo:font-size="12.0pt"/>
    </style:style>
    <style:style style:name="P15" style:family="paragraph" style:parent-style-name="Standard">
      <style:text-properties style:font-name="Menlo" fo:font-size="12.0pt" fo:color="#000075" fo:background-color="#eaeaea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fo:letter-spacing="0.0000in" fo:color="#3e1701"/>
    </style:style>
    <style:style style:name="T4" style:family="text">
      <style:text-properties fo:font-style="italic" fo:font-style-asian="italic" fo:font-style-complex="italic" fo:letter-spacing="0.0000in" fo:color="#0a5001"/>
    </style:style>
    <style:style style:name="T5" style:family="text">
      <style:text-properties fo:font-weight="bold" fo:font-weight-asian="bold" fo:font-weight-complex="bold" fo:letter-spacing="0.0000in"/>
    </style:style>
    <style:style style:name="T6" style:family="text">
      <style:text-properties fo:letter-spacing="0.0000in" fo:color="#000075"/>
    </style:style>
    <style:style style:name="T7" style:family="text">
      <style:text-properties fo:letter-spacing="0.0000in" fo:color="#535502"/>
    </style:style>
    <style:style style:name="T8" style:family="text">
      <style:text-properties fo:letter-spacing="0.0000in" fo:color="#6a0043"/>
    </style:style>
    <style:style style:name="T9" style:family="text">
      <style:text-properties style:text-underline-style="solid" style:text-underline-color="#850002" fo:letter-spacing="0.0000in" fo:color="#850002"/>
    </style:style>
    <style:style style:name="T10" style:family="text">
      <style:text-properties fo:font-style="italic" fo:font-style-asian="italic" fo:font-style-complex="italic" fo:letter-spacing="0.0000in" fo:color="#0f7001"/>
    </style:style>
    <style:style style:name="T11" style:family="text">
      <style:text-properties fo:font-weight="bold" fo:font-weight-asian="bold" fo:font-weight-complex="bold" fo:letter-spacing="0.0000in" fo:color="#3e1701"/>
    </style:style>
    <style:style style:name="T12" style:family="text">
      <style:text-properties fo:letter-spacing="0.0000in" fo:color="#252525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• 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Function Name</text:p>
          </table:table-cell>
          <table:table-cell table:style-name="TableCell1">
            <text:p text:style-name="P1">Description</text:p>
          </table:table-cell>
          <table:table-cell table:style-name="TableCell1">
            <text:p text:style-name="P1">Example</text:p>
          </table:table-cell>
          <table:table-cell table:style-name="TableCell1">
            <text:p text:style-name="P1">prototype</text:p>
          </table:table-cell>
        </table:table-row>
        <table:table-row>
          <table:table-cell table:style-name="TableCell1">
            <text:p text:style-name="P1">Memset</text:p>
          </table:table-cell>
          <table:table-cell table:style-name="TableCell1">
            <text:p text:style-name="P1">fill memory with a constant byte. returns a pointer to the memory area s</text:p>
          </table:table-cell>
          <table:table-cell table:style-name="TableCell1">
            <text:p text:style-name="P1">http://www.tutorialspoint.com/c_standard_library/c_function_memset.htm</text:p>
          </table:table-cell>
          <table:table-cell table:style-name="TableCell1">
            <text:p text:style-name="P1">void *ft_memset(void *s, int c, size_t n);</text:p>
          </table:table-cell>
        </table:table-row>
        <table:table-row>
          <table:table-cell table:style-name="TableCell1">
            <text:p text:style-name="P1">Bzero</text:p>
          </table:table-cell>
          <table:table-cell table:style-name="TableCell1">
            <text:p text:style-name="P1"><text:span text:style-name="T1">The bzero() function copies </text:span><text:span text:style-name="T2">n</text:span><text:span text:style-name="T1"><text:s/>bytes, each with a value of zero, into string </text:span><text:span text:style-name="T2">s</text:span><text:span text:style-name="T1">.</text:span></text:p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1">void <text:s text:c="3"/>ft_bzero(char *to, int count);</text:p>
          </table:table-cell>
        </table:table-row>
        <table:table-row>
          <table:table-cell table:style-name="TableCell1">
            <text:p text:style-name="P1">Memcpy</text:p>
          </table:table-cell>
          <table:table-cell table:style-name="TableCell1">
            <text:p text:style-name="P1"><text:span text:style-name="T1">The memcpy() function copies </text:span><text:span text:style-name="T2">n</text:span><text:span text:style-name="T1"><text:s/>bytes from memory area </text:span><text:span text:style-name="T2">src</text:span><text:span text:style-name="T1"><text:s/>to memory area </text:span><text:span text:style-name="T2">dest</text:span><text:span text:style-name="T1">. The memory areas must not overlap.</text:span></text:p>
          </table:table-cell>
          <table:table-cell table:style-name="TableCell1">
            <text:p text:style-name="P1">http://www.tutorialspoint.com/c_standard_library/c_function_memcpy.htm</text:p>
          </table:table-cell>
          <table:table-cell table:style-name="TableCell1">
            <text:p text:style-name="P1"><text:span text:style-name="T1">void *ft_memcpy(void *dest, const void *src, size_t n);</text:span></text:p>
          </table:table-cell>
        </table:table-row>
        <table:table-row>
          <table:table-cell table:style-name="TableCell1">
            <text:p text:style-name="P1">Memccpy</text:p>
          </table:table-cell>
          <table:table-cell table:style-name="TableCell1">
            <text:p text:style-name="P2"><text:span text:style-name="T1">The </text:span><text:span text:style-name="T3">memccpy</text:span><text:span text:style-name="T1">() function copies no more than </text:span><text:span text:style-name="T4">n</text:span><text:span text:style-name="T1"><text:s/>bytes from memory area</text:span></text:p>
            <text:p text:style-name="P2"><text:span text:style-name="T1"><text:s text:c="7"/></text:span><text:span text:style-name="T4">src</text:span><text:span text:style-name="T1"><text:s/>to memory area </text:span><text:span text:style-name="T4">dest</text:span><text:span text:style-name="T1">, stopping when the character </text:span><text:span text:style-name="T4">c</text:span><text:span text:style-name="T1"><text:s/>is found.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3"><text:span text:style-name="T1">void *memccpy(void *</text:span><text:span text:style-name="T4">dest</text:span><text:span text:style-name="T1">, const void *</text:span><text:span text:style-name="T4">src</text:span><text:span text:style-name="T1">, int </text:span><text:span text:style-name="T4">c</text:span><text:span text:style-name="T1">, size_t </text:span><text:span text:style-name="T4">n</text:span><text:span text:style-name="T1">);</text:span></text:p>
          </table:table-cell>
        </table:table-row>
        <table:table-row>
          <table:table-cell table:style-name="TableCell1">
            <text:p text:style-name="P1">memmove</text:p>
          </table:table-cell>
          <table:table-cell table:style-name="TableCell1">
            <text:p text:style-name="P4"><text:span text:style-name="T1">The C library function </text:span><text:span text:style-name="T5">void *memmove(void *str1, const void *str2, size_t n)</text:span><text:span text:style-name="T1"><text:s/>copies </text:span><text:span text:style-name="T5">n</text:span><text:span text:style-name="T1"><text:s/>characters from </text:span><text:span text:style-name="T5">str2</text:span><text:span text:style-name="T1"><text:s/>to </text:span><text:span text:style-name="T5">str1</text:span><text:span text:style-name="T1">, but for overlapping memory blocks, memmove() is a safer approach than memcpy().</text:span></text:p>
          </table:table-cell>
          <table:table-cell table:style-name="TableCell1">
            <text:p text:style-name="P1">http://www.tutorialspoint.com/c_standard_library/c_function_memmove.htm</text:p>
          </table:table-cell>
          <table:table-cell table:style-name="TableCell1">
            <text:p text:style-name="P5"><text:span text:style-name="T1">void *memmove(void *dest, const void *src, size_t n);</text:span></text:p>
          </table:table-cell>
        </table:table-row>
        <table:table-row>
          <table:table-cell table:style-name="TableCell1">
            <text:p text:style-name="P1">memchr</text:p>
          </table:table-cell>
          <table:table-cell table:style-name="TableCell1">
            <text:p text:style-name="P4"><text:span text:style-name="T1">The C library function </text:span><text:span text:style-name="T5">void *memchr(const void *str, int c, size_t n)</text:span><text:span text:style-name="T1"><text:s/>searches for the first occurrence of the character </text:span><text:span text:style-name="T5">c</text:span><text:span text:style-name="T1"><text:s/>(an unsigned char) in the first </text:span><text:span text:style-name="T5">n</text:span><text:span text:style-name="T1"><text:s/>bytes of the string pointed to, by the argument </text:span><text:span text:style-name="T5">str</text:span><text:span text:style-name="T1">.</text:span></text:p>
          </table:table-cell>
          <table:table-cell table:style-name="TableCell1">
            <text:p text:style-name="P1">http://www.tutorialspoint.com/c_standard_library/c_function_memchr.htm</text:p>
          </table:table-cell>
          <table:table-cell table:style-name="TableCell1">
            <text:p text:style-name="P6"><text:span text:style-name="T5">void *memchr(const void *str, int c, size_t n)</text:span></text:p>
          </table:table-cell>
        </table:table-row>
        <table:table-row>
          <table:table-cell table:style-name="TableCell1">
            <text:p text:style-name="P1">memcmp</text:p>
          </table:table-cell>
          <table:table-cell table:style-name="TableCell1">
            <text:p text:style-name="P1">compares memory part one to memory part 2</text:p>
          </table:table-cell>
          <table:table-cell table:style-name="TableCell1">
            <text:p text:style-name="P1">http://www.tutorialspoint.com/c_standard_library/c_function_memcmp.htm</text:p>
          </table:table-cell>
          <table:table-cell table:style-name="TableCell1">
            <text:p text:style-name="P7"><text:span text:style-name="T6">int</text:span><text:span text:style-name="T1"><text:s/>memcmp</text:span><text:span text:style-name="T7">(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1</text:span><text:span text:style-name="T7">,</text:span><text:span text:style-name="T1"><text:s/></text:span><text:span text:style-name="T6">const</text:span><text:span text:style-name="T1"><text:s/></text:span><text:span text:style-name="T6">void</text:span><text:span text:style-name="T1"><text:s/></text:span><text:span text:style-name="T7">*</text:span><text:span text:style-name="T1">str2</text:span><text:span text:style-name="T7">,</text:span><text:span text:style-name="T1"><text:s/></text:span><text:span text:style-name="T8">size_t</text:span><text:span text:style-name="T1"><text:s/>n</text:span><text:span text:style-name="T7">)</text:span></text:p>
          </table:table-cell>
        </table:table-row>
        <table:table-row>
          <table:table-cell table:style-name="TableCell1">
            <text:p text:style-name="P1">strlen</text:p>
          </table:table-cell>
          <table:table-cell table:style-name="TableCell1">
            <text:p text:style-name="P1">Length of string</text:p>
          </table:table-cell>
          <table:table-cell table:style-name="TableCell1">
            <text:p text:style-name="P1">strlen(“Hello world”) </text:p>
            <text:p text:style-name="P1">result: 11</text:p>
          </table:table-cell>
          <table:table-cell table:style-name="TableCell1">
            <text:p text:style-name="P8"><text:span text:style-name="T1">size_t strlen ( const char * str );</text:span></text:p>
          </table:table-cell>
        </table:table-row>
        <table:table-row>
          <table:table-cell table:style-name="TableCell1">
            <text:p text:style-name="P1">strdup</text:p>
          </table:table-cell>
          <table:table-cell table:style-name="TableCell1">
            <text:p text:style-name="P1">makes a duplicate of the *s and allocated memory in the new duplicate </text:p>
          </table:table-cell>
          <table:table-cell table:style-name="TableCell1">
            <text:p text:style-name="P1">http://www.tutorialspoint.com/c_standard_library/c_function_strcpy.htm</text:p>
          </table:table-cell>
          <table:table-cell table:style-name="TableCell1">
            <text:p text:style-name="P6"><text:span text:style-name="T5">char <text:s text:c="3"/>*ft_strdup(const char *s1);</text:span></text:p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>copies from source string to destination string</text:p>
          </table:table-cell>
          <table:table-cell table:style-name="TableCell1">
            <text:p text:style-name="P1">http://www.tutorialspoint.com/c_standard_library/c_function_strcpy.htm</text:p>
          </table:table-cell>
          <table:table-cell table:style-name="TableCell1">
            <text:p text:style-name="P6"><text:span text:style-name="T5">char *strcpy(char *dest, const char *src)</text:span></text:p>
          </table:table-cell>
        </table:table-row>
        <table:table-row>
          <table:table-cell table:style-name="TableCell1">
            <text:p text:style-name="P1">strcat</text:p>
          </table:table-cell>
          <table:table-cell table:style-name="TableCell1">
            <text:p text:style-name="P9"><text:span text:style-name="T1">appends the string pointed to by </text:span><text:span text:style-name="T5">src</text:span><text:span text:style-name="T1"><text:s/>to the end of the string pointed to by </text:span><text:span text:style-name="T5">dest</text:span><text:span text:style-name="T1">.</text:span></text:p>
          </table:table-cell>
          <table:table-cell table:style-name="TableCell1">
            <text:p text:style-name="P1">http://www.tutorialspoint.com/c_standard_library/c_function_strcat.htm</text:p>
          </table:table-cell>
          <table:table-cell table:style-name="TableCell1">
            <text:p text:style-name="P10"><text:span text:style-name="T5">char *strcat(char *dest, const char *src)</text:span></text:p>
          </table:table-cell>
        </table:table-row>
        <table:table-row>
          <table:table-cell table:style-name="TableCell1">
            <text:p text:style-name="P1">strcpy</text:p>
          </table:table-cell>
          <table:table-cell table:style-name="TableCell1">
            <text:p text:style-name="P1">copies from source to destination</text:p>
          </table:table-cell>
          <table:table-cell table:style-name="TableCell1">
            <text:p text:style-name="P1"/>
          </table:table-cell>
          <table:table-cell table:style-name="TableCell1">
            <text:p text:style-name="P1">char <text:s text:c="3"/>*ft_strcpy(char *dest, const char *src)</text:p>
          </table:table-cell>
        </table:table-row>
        <table:table-row>
          <table:table-cell table:style-name="TableCell1">
            <text:p text:style-name="P1">strncpy</text:p>
          </table:table-cell>
          <table:table-cell table:style-name="TableCell1">
            <text:p text:style-name="P1">copies from source to destination, but only i characters</text:p>
          </table:table-cell>
          <table:table-cell table:style-name="TableCell1">
            <text:p text:style-name="P1"/>
          </table:table-cell>
          <table:table-cell table:style-name="TableCell1">
            <text:p text:style-name="P1">char <text:s text:c="3"/>*ft_strncpy(char *dest, char *src, int i)</text:p>
          </table:table-cell>
        </table:table-row>
        <table:table-row>
          <table:table-cell table:style-name="TableCell1">
            <text:p text:style-name="P1">strncat</text:p>
          </table:table-cell>
          <table:table-cell table:style-name="TableCell1">
            <text:p text:style-name="P1">similar to strcat but only uses n bytes so doesn’t need to be NULL terminated</text:p>
          </table:table-cell>
          <table:table-cell table:style-name="TableCell1">
            <text:p text:style-name="P1">http://www.tutorialspoint.com/c_standard_library/c_function_strncat.htm</text:p>
          </table:table-cell>
          <table:table-cell table:style-name="TableCell1">
            <text:p text:style-name="P1">char <text:s text:c="3"/>*ft_strncat(char *dst, const char *src, size_t n)</text:p>
          </table:table-cell>
        </table:table-row>
        <table:table-row>
          <table:table-cell table:style-name="TableCell1">
            <text:p text:style-name="P1">strlcat</text:p>
          </table:table-cell>
          <table:table-cell table:style-name="TableCell1">
            <text:p text:style-name="P5"><text:span text:style-name="T1">designed to be safer, more consistent, and less</text:span></text:p>
            <text:p text:style-name="P5"><text:span text:style-name="T1"><text:s text:c="5"/>error prone replacements for </text:span><text:a xlink:type="simple" xlink:href="http://www.freebsd.org/cgi/man.cgi?query=strncat&amp;sektion=3&amp;apropos=0&amp;manpath=FreeBSD+6.2-RELEASE"><text:span text:style-name="T9">strncat(3)</text:span></text:a></text:p>
            <text:p text:style-name="P5"><text:span text:style-name="T1">function appends the NUL-terminated string </text:span><text:span text:style-name="T10">src</text:span><text:span text:style-name="T1"><text:s/>to the end</text:span></text:p>
            <text:p text:style-name="P5"><text:span text:style-name="T1"><text:s text:c="5"/>of </text:span><text:span text:style-name="T10">dst</text:span><text:span text:style-name="T1">. <text:s/>It will append at most </text:span><text:span text:style-name="T10">size</text:span><text:span text:style-name="T1"><text:s/>- strlen(dst) - 1 bytes, NUL-termi-</text:span></text:p>
            <text:p text:style-name="P5"><text:span text:style-name="T1"><text:s text:c="5"/>nating the result.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11"><text:span text:style-name="T1">size_t strlcat (char *dest, const char *src, size_t size);</text:span></text:p>
          </table:table-cell>
        </table:table-row>
        <table:table-row>
          <table:table-cell table:style-name="TableCell1">
            <text:p text:style-name="P1">strchr</text:p>
          </table:table-cell>
          <table:table-cell table:style-name="TableCell1">
            <text:p text:style-name="P12"><text:span text:style-name="T1">The </text:span><text:span text:style-name="T11">strchr</text:span><text:span text:style-name="T1">() function returns a pointer to the first occurrence of</text:span></text:p>
            <text:p text:style-name="P12"><text:span text:style-name="T1"><text:s text:c="7"/>the character </text:span><text:span text:style-name="T4">c</text:span><text:span text:style-name="T1"><text:s/>in the string </text:span><text:span text:style-name="T4">s</text:span><text:span text:style-name="T1">.</text:span></text:p>
          </table:table-cell>
          <table:table-cell table:style-name="TableCell1">
            <text:p text:style-name="P1">http://www.tutorialspoint.com/c_standard_library/c_function_strchr.htm</text:p>
          </table:table-cell>
          <table:table-cell table:style-name="TableCell1">
            <text:p text:style-name="P10"><text:span text:style-name="T5">char *strchr(const char *str, int c)</text:span></text:p>
          </table:table-cell>
        </table:table-row>
        <table:table-row>
          <table:table-cell table:style-name="TableCell1">
            <text:p text:style-name="P1">strrchr</text:p>
          </table:table-cell>
          <table:table-cell table:style-name="TableCell1">
            <text:p text:style-name="P13"><text:span text:style-name="T1">The </text:span><text:span text:style-name="T2">strrchr</text:span><text:span text:style-name="T1">() function shall locate the last occurrence of </text:span><text:span text:style-name="T2">c</text:span><text:span text:style-name="T1"><text:s/></text:span></text:p>
          </table:table-cell>
          <table:table-cell table:style-name="TableCell1">
            <text:p text:style-name="P1">http://www.tutorialspoint.com/ansi_c/c_strrchr.htm</text:p>
          </table:table-cell>
          <table:table-cell table:style-name="TableCell1">
            <text:p text:style-name="P14"><text:span text:style-name="T1">char *strrchr(char *string, int c); </text:span></text:p>
          </table:table-cell>
        </table:table-row>
        <table:table-row>
          <table:table-cell table:style-name="TableCell1">
            <text:p text:style-name="P1">strstr</text:p>
          </table:table-cell>
          <table:table-cell table:style-name="TableCell1">
            <text:p text:style-name="P1">finds the first occurrence of the needle in the hackstack and prints everything after</text:p>
          </table:table-cell>
          <table:table-cell table:style-name="TableCell1">
            <text:p text:style-name="P1">http://www.tutorialspoint.com/c_standard_library/c_function_strstr.htm</text:p>
          </table:table-cell>
          <table:table-cell table:style-name="TableCell1">
            <text:p text:style-name="P1">char <text:s text:c="3"/>*ft_strstr(const char *haystack, const char *needle)</text:p>
          </table:table-cell>
        </table:table-row>
        <table:table-row>
          <table:table-cell table:style-name="TableCell1">
            <text:p text:style-name="P1">strnstr</text:p>
          </table:table-cell>
          <table:table-cell table:style-name="TableCell1">
            <text:p text:style-name="P1">limited with the n variable</text:p>
          </table:table-cell>
          <table:table-cell table:style-name="TableCell1">
            <text:p text:style-name="P1"/>
          </table:table-cell>
          <table:table-cell table:style-name="TableCell1">
            <text:p text:style-name="P1">char <text:s text:c="3"/>*ft_strnstr(const char *haystack, const char *needle, size_t n)</text:p>
          </table:table-cell>
        </table:table-row>
        <table:table-row>
          <table:table-cell table:style-name="TableCell1">
            <text:p text:style-name="P1">strcmp</text:p>
          </table:table-cell>
          <table:table-cell table:style-name="TableCell1">
            <text:p text:style-name="P9"><text:span text:style-name="T1">compares the string pointed to, by </text:span><text:span text:style-name="T5">str1</text:span><text:span text:style-name="T1"><text:s/>to the string pointed to by </text:span><text:span text:style-name="T5">str2</text:span><text:span text:style-name="T1">. returning values &gt; &lt; or 0</text:span></text:p>
          </table:table-cell>
          <table:table-cell table:style-name="TableCell1">
            <text:p text:style-name="P1">http://www.tutorialspoint.com/c_standard_library/c_function_strcmp.htm</text:p>
          </table:table-cell>
          <table:table-cell table:style-name="TableCell1">
            <text:p text:style-name="P15"><text:span text:style-name="T1">int</text:span><text:span text:style-name="T12"><text:s/>strcmp</text:span><text:span text:style-name="T7">(</text:span><text:span text:style-name="T1">const</text:span><text:span text:style-name="T12"><text:s/></text:span><text:span text:style-name="T1">char</text:span><text:span text:style-name="T12"><text:s/></text:span><text:span text:style-name="T7">*</text:span><text:span text:style-name="T12">str1</text:span><text:span text:style-name="T7">,</text:span><text:span text:style-name="T12"><text:s/></text:span><text:span text:style-name="T1">const</text:span><text:span text:style-name="T12"><text:s/></text:span><text:span text:style-name="T1">char</text:span><text:span text:style-name="T12"><text:s/></text:span><text:span text:style-name="T7">*</text:span><text:span text:style-name="T12">str2</text:span><text:span text:style-name="T7">)</text:span></text:p>
          </table:table-cell>
        </table:table-row>
        <table:table-row>
          <table:table-cell table:style-name="TableCell1">
            <text:p text:style-name="P1">atoi</text:p>
          </table:table-cell>
          <table:table-cell table:style-name="TableCell1">
            <text:p text:style-name="P1">converts string to integer</text:p>
          </table:table-cell>
          <table:table-cell table:style-name="TableCell1">
            <text:p text:style-name="P1">http://www.tutorialspoint.com/c_standard_library/c_function_atoi.htm</text:p>
          </table:table-cell>
          <table:table-cell table:style-name="TableCell1">
            <text:p text:style-name="P1">int <text:s text:c="4"/>ft_atoi(char *s) </text:p>
          </table:table-cell>
        </table:table-row>
        <table:table-row>
          <table:table-cell table:style-name="TableCell1">
            <text:p text:style-name="P1">isalpha</text:p>
          </table:table-cell>
          <table:table-cell table:style-name="TableCell1">
            <text:p text:style-name="P1">checks if the string is alphabetical characters if so return 1</text:p>
          </table:table-cell>
          <table:table-cell table:style-name="TableCell1">
            <text:p text:style-name="P1"/>
          </table:table-cell>
          <table:table-cell table:style-name="TableCell1">
            <text:p text:style-name="P1">int ft_isalpha(char *c)</text:p>
          </table:table-cell>
        </table:table-row>
        <table:table-row>
          <table:table-cell table:style-name="TableCell1">
            <text:p text:style-name="P1">Isdigit</text:p>
          </table:table-cell>
          <table:table-cell table:style-name="TableCell1">
            <text:p text:style-name="P1">checks 0 - 9 </text:p>
          </table:table-cell>
          <table:table-cell table:style-name="TableCell1">
            <text:p text:style-name="P1"/>
          </table:table-cell>
          <table:table-cell table:style-name="TableCell1">
            <text:p text:style-name="P1">t_bool <text:s/>ft_isdigit(int c)</text:p>
          </table:table-cell>
        </table:table-row>
        <table:table-row>
          <table:table-cell table:style-name="TableCell1">
            <text:p text:style-name="P1">Isalnum</text:p>
          </table:table-cell>
          <table:table-cell table:style-name="TableCell1">
            <text:p text:style-name="P9"><text:span text:style-name="T1">checks if the passed character is alphanumeric.</text:span>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askii</text:p>
          </table:table-cell>
          <table:table-cell table:style-name="TableCell1">
            <text:p text:style-name="P1">checks for saki values</text:p>
          </table:table-cell>
          <table:table-cell table:style-name="TableCell1">
            <text:p text:style-name="P1"/>
          </table:table-cell>
          <table:table-cell table:style-name="TableCell1">
            <text:p text:style-name="P11"><text:span text:style-name="T5">int isascii(int</text:span><text:span text:style-name="T1"><text:s/></text:span><text:span text:style-name="T2">c</text:span><text:span text:style-name="T5">);</text:span></text:p>
          </table:table-cell>
        </table:table-row>
        <table:table-row>
          <table:table-cell table:style-name="TableCell1">
            <text:p text:style-name="P1">Isprint</text:p>
          </table:table-cell>
          <table:table-cell table:style-name="TableCell1">
            <text:p text:style-name="P9"><text:span text:style-name="T1">checks whether the passed character is printable</text:span></text:p>
          </table:table-cell>
          <table:table-cell table:style-name="TableCell1">
            <text:p text:style-name="P1">http://www.tutorialspoint.com/c_standard_library/c_function_isprint.htm</text:p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upper</text:p>
          </table:table-cell>
          <table:table-cell table:style-name="TableCell1">
            <text:p text:style-name="P1">checks lowercase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  <table:table-row>
          <table:table-cell table:style-name="TableCell1">
            <text:p text:style-name="P1">islower</text:p>
          </table:table-cell>
          <table:table-cell table:style-name="TableCell1">
            <text:p text:style-name="P1">checks uppercase</text:p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